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20pt" style:font-size-asian="20pt" style:font-size-complex="20pt"/>
    </style:style>
    <style:style style:name="P5" style:parent-style-name="Normal" style:family="paragraph">
      <style:text-properties fo:font-size="20pt" style:font-size-asian="20pt" style:font-size-complex="20pt"/>
    </style:style>
    <style:style style:name="P6" style:parent-style-name="Normal" style:family="paragraph">
      <style:text-properties fo:font-size="20pt" style:font-size-asian="20pt" style:font-size-complex="20pt"/>
    </style:style>
    <style:style style:name="P7" style:parent-style-name="Normal" style:family="paragraph">
      <style:text-properties fo:font-size="20pt" style:font-size-asian="20pt" style:font-size-complex="20pt"/>
    </style:style>
    <style:style style:name="P8" style:parent-style-name="Normal" style:family="paragraph">
      <style:text-properties fo:font-size="20pt" style:font-size-asian="20pt" style:font-size-complex="20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6pt" style:font-size-asian="16pt" style:font-size-complex="16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office:automatic-styles>
  <office:body>
    <office:text text:use-soft-page-breaks="true">
      <text:p text:style-name="P1">Rubbish Raiders Mechanic Design Plan</text:p>
      <text:p text:style-name="P2"/>
      <text:p text:style-name="P3">Note: None of these are listed in any sort of order or priority, but acceptable mechanics and parameters to proceed to develop the game with.<text:s/></text:p>
      <text:p text:style-name="P4">Glossary:</text:p>
      <text:p text:style-name="P5">The Logic.</text:p>
      <text:p text:style-name="P6">Game Mechanics.</text:p>
      <text:p text:style-name="P7">Under Review Section.</text:p>
      <text:p text:style-name="P8"/>
      <text:p text:style-name="P9">The Logic –</text:p>
      <text:p text:style-name="P10">The Logic of Rubbish Raiders development was to fix three critical issues highlighted by previous development that severely showed what the games state was at the time. Those issues were the following:</text:p>
      <text:p text:style-name="P11">The game was not fun.</text:p>
      <text:p text:style-name="P12">The game essentially played itself.</text:p>
      <text:p text:style-name="P13">The game lacked somewhat of the educational message.</text:p>
      <text:p text:style-name="P14">These mechanics are intertwined with the intention and combination of not only providing exciting gameplay, interactivity and player choices within the game, its mechanics are twisted and adapted from realistic industry scenarios that would be affect on site proceedings. With this said,<text:s/>it is my duty as the designer to marry education and fun together, and all the mechanics listed are to work with the current lane system and mechanics, acting as a multi-layered experience of management from a worker level to a larger site perspective also. No mechanic is meant to act as a separate game on the side, nor become a main focus of the game, it is a balanced combination we want to create.<text:s/></text:p>
      <text:p text:style-name="P15">Worker Distraction<text:s/>–<text:s/>Status: Not Implemented.</text:p>
      <text:p text:style-name="P16">Workers gain the wonderful ability to slack off on the job. It is obviously a common occurrence in any<text:s/>job,<text:s/>and it is the role of the player (or manager, should they choose to hire them) to keep them working.<text:s/>When a worker has worked for a set amount of time without having any interaction with anyone else, if two of the same come into close proximity, they will stop what they’re doing until told by manager or player to keep going.<text:s/><text:soft-page-break/>Managers do not act instantly, letting them talk for 5 to 10 seconds before telling them to get back to work. The player can tap them to order them to get back to work instantly, however it could be beneficial to let them stop as they will slowly regenerate energy (about half the rate of the proper break rest rate).<text:s/></text:p>
      <text:p text:style-name="P17">Worker<text:s/>Tiredness – Status: Implemented (Basic).</text:p>
      <text:p text:style-name="P18">Basic:<text:s/>Like Normal human being workers eventually get tired and require a break from work. Workers should have an energy bar above their heads that show the energy level they have, how much of it is drained and the rough amount before needing to go temporarily on break. Every worker should have one.<text:s/></text:p>
      <text:p text:style-name="P19"/>
      <text:p text:style-name="P20">Advanced (To be Reviewed): The Player may be able to purchase upgrades such as a coffee machine and equipment to reduce tiredness, allow for multiple waste to be picked up at once, making workers need to use the break area less often and work more efficiently.</text:p>
      <text:p text:style-name="P21">Waste Identification/Mini game – Status: Implemented.</text:p>
      <text:p text:style-name="P22">Occasionally, workers need assistance on identifying waste. The player taps a timed<text:s/>icon above the worker and enters a secondary screen while the main game continues. The player is presented with an object and must choose the correct waste type. If the player fails, runs out of time, or does not tap the worker within the time limit, the waste is delivered, turning the skip into mixed and penalises the player with extra cost. If the player guesses correctly, they are not penalised.<text:s/></text:p>
      <text:p text:style-name="P23"/>
      <text:p text:style-name="P24">Waste Escalation<text:s/>– Status: Implemented.</text:p>
      <text:p text:style-name="P25">Each levels waste production is set to increase on timed intervals per level. Although different levels are not implemented, the wave system has been added and can be added easily to any level and as such is considered implemented.<text:s/>This was added to have an increasing difficulty from level to level, adding pressure to the player to be quick with all other actions in game, as time goes on.</text:p>
      <text:p text:style-name="P26">Ideas under Review –</text:p>
      <text:p text:style-name="P27">These areas are supposed to add as an extra layer of components to the game however for now are unconfirmed upon making entry into the games content. We intended to implement some of these ideas, depending on the importance of the content/value they would add to gameplay, however until chosen they remain under review.<text:s/></text:p>
      <text:p text:style-name="P28"/>
      <text:p text:style-name="P29">Unit Specialisation –<text:s/></text:p>
      <text:soft-page-break/>
      <text:p text:style-name="P30">Like specific workers on construction sites, we wish to include specialised roles for each of the players possible needs.</text:p>
      <text:p text:style-name="P31"/>
      <text:p text:style-name="P32">Manager (Implemented) – The Managers role is to keep workers on track in their lane and provided a buff to make them more efficient at their work. The manager oversees the entire lane and ensures anyone assigned is working their best all the time every time. Managers can also keep workers straight, halting conversations and keeping workers concentrated.</text:p>
      <text:p text:style-name="P33"/>
      <text:p text:style-name="P34">Security Guard (Under Review) – The Security guard has multiple roles. A security guard may be hired between levels and during to protect the construction site from members of the public trying to get rid of their own waste. This is important as people generally don’t care and put the waste wherever they please, causing working days to start off with mixed waste needing to be disposed of,<text:s/>giving the player a bad start to the level.<text:s/></text:p>
      <text:p text:style-name="P35"/>
      <text:p text:style-name="P36">Construction Supervisor (Under Review) – The role of the supervisor is to make the construction process itself more efficient in its resources and reduce waste. With this worker on the field, it oversees the waste, making it possible for certain waste to be sellable and of good quality. While the Supervisor is on the field, Timber and Metal, on every second time the waste is disposed of, it instead sells the goods to re-imburse the player, teaching the player that the company also tries to be conservative with building material waste.<text:s/></text:p>
      <text:p text:style-name="P37"/>
      <text:p text:style-name="P38"/>
      <text:p text:style-name="P39"/>
      <text:p text:style-name="P40"/>
      <text:p text:style-name="P41"/>
      <text:p text:style-name="P42"/>
      <text:p text:style-name="P43"/>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lmers, Aidan</meta:initial-creator>
    <dc:creator>Chalmers, Aidan</dc:creator>
    <meta:creation-date>2022-02-28T19:49:00Z</meta:creation-date>
    <dc:date>2022-03-01T00:16:00Z</dc:date>
    <meta:template xlink:href="Normal" xlink:type="simple"/>
    <meta:editing-cycles>1</meta:editing-cycles>
    <meta:editing-duration>PT15960S</meta:editing-duration>
    <meta:document-statistic meta:page-count="3" meta:paragraph-count="10" meta:word-count="817" meta:character-count="5470" meta:row-count="38" meta:non-whitespace-character-count="4663"/>
  </office:meta>
</office:document-meta>
</file>